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CHON PEREZ, ADERSSIN ALFRE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CHON PEREZ, ADERSSIN ALFRE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154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UCAR VILLA, CARLOT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313451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11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